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33cm"/>
    </style:style>
    <style:style style:name="co6" style:family="table-column">
      <style:table-column-properties fo:break-before="auto" style:column-width="7.78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27" style:family="table-cell" style:parent-style-name="Default">
      <style:map style:condition="cell-content()=&quot;Done&quot;" style:apply-style-name="Good" style:base-cell-address="Bugs.E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alidation Improvement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Ro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Bugs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27"/>
        <table:table-column table:style-name="co4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ternal server error if details are empt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orting not working properly</text:p>
          </table:table-cell>
          <table:table-cell table:number-columns-repeated="2"/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Bugs.E1:Bugs.E1048576">
            <calcext:condition calcext:apply-style-name="Good" calcext:value="=&quot;Done&quot;" calcext:base-cell-address="Bugs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6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2:12:28.7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6T13:19:58.133000000</dc:date>
    <meta:editing-duration>PT16H5M44S</meta:editing-duration>
    <meta:editing-cycles>155</meta:editing-cycles>
    <meta:document-statistic meta:table-count="4" meta:cell-count="263" meta:object-count="0"/>
  </office:meta>
</office:document-meta>
</file>